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752in" svg:height="5.4169in" svg:x="4.6047in" svg:y="0.6067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44198" calcext:value-type="float">
            <text:p>544198</text:p>
          </table:table-cell>
          <table:table-cell office:value-type="float" office:value="43139312" calcext:value-type="float">
            <text:p>43139312</text:p>
          </table:table-cell>
        </table:table-row>
        <table:table-row table:style-name="ro1">
          <table:table-cell office:value-type="float" office:value="2224782" calcext:value-type="float">
            <text:p>2224782</text:p>
          </table:table-cell>
          <table:table-cell office:value-type="float" office:value="50511576" calcext:value-type="float">
            <text:p>50511576</text:p>
          </table:table-cell>
        </table:table-row>
        <table:table-row table:style-name="ro1">
          <table:table-cell office:value-type="float" office:value="8934683" calcext:value-type="float">
            <text:p>8934683</text:p>
          </table:table-cell>
          <table:table-cell office:value-type="float" office:value="76049624" calcext:value-type="float">
            <text:p>76049624</text:p>
          </table:table-cell>
        </table:table-row>
        <table:table-row table:style-name="ro1">
          <table:table-cell office:value-type="float" office:value="1209170" calcext:value-type="float">
            <text:p>1209170</text:p>
          </table:table-cell>
          <table:table-cell office:value-type="float" office:value="45797688" calcext:value-type="float">
            <text:p>45797688</text:p>
          </table:table-cell>
        </table:table-row>
        <table:table-row table:style-name="ro1">
          <table:table-cell office:value-type="float" office:value="42360" calcext:value-type="float">
            <text:p>42360</text:p>
          </table:table-cell>
          <table:table-cell office:value-type="float" office:value="41130448" calcext:value-type="float">
            <text:p>41130448</text:p>
          </table:table-cell>
        </table:table-row>
        <table:table-row table:style-name="ro1">
          <table:table-cell office:value-type="float" office:value="3167667" calcext:value-type="float">
            <text:p>3167667</text:p>
          </table:table-cell>
          <table:table-cell office:value-type="float" office:value="53631672" calcext:value-type="float">
            <text:p>53631672</text:p>
          </table:table-cell>
        </table:table-row>
        <table:table-row table:style-name="ro1">
          <table:table-cell office:value-type="float" office:value="3031114" calcext:value-type="float">
            <text:p>3031114</text:p>
          </table:table-cell>
          <table:table-cell office:value-type="float" office:value="53085464" calcext:value-type="float">
            <text:p>53085464</text:p>
          </table:table-cell>
        </table:table-row>
        <table:table-row table:style-name="ro1">
          <table:table-cell office:value-type="float" office:value="9981672" calcext:value-type="float">
            <text:p>9981672</text:p>
          </table:table-cell>
          <table:table-cell office:value-type="float" office:value="80237568" calcext:value-type="float">
            <text:p>80237568</text:p>
          </table:table-cell>
        </table:table-row>
        <table:table-row table:style-name="ro1">
          <table:table-cell office:value-type="float" office:value="7217054" calcext:value-type="float">
            <text:p>7217054</text:p>
          </table:table-cell>
          <table:table-cell office:value-type="float" office:value="69829216" calcext:value-type="float">
            <text:p>69829216</text:p>
          </table:table-cell>
        </table:table-row>
        <table:table-row table:style-name="ro1">
          <table:table-cell office:value-type="float" office:value="4182393" calcext:value-type="float">
            <text:p>4182393</text:p>
          </table:table-cell>
          <table:table-cell office:value-type="float" office:value="57690576" calcext:value-type="float">
            <text:p>57690576</text:p>
          </table:table-cell>
        </table:table-row>
        <table:table-row table:style-name="ro1">
          <table:table-cell office:value-type="float" office:value="3154927" calcext:value-type="float">
            <text:p>3154927</text:p>
          </table:table-cell>
          <table:table-cell office:value-type="float" office:value="53580712" calcext:value-type="float">
            <text:p>53580712</text:p>
          </table:table-cell>
        </table:table-row>
        <table:table-row table:style-name="ro1">
          <table:table-cell office:value-type="float" office:value="5462691" calcext:value-type="float">
            <text:p>5462691</text:p>
          </table:table-cell>
          <table:table-cell office:value-type="float" office:value="62811768" calcext:value-type="float">
            <text:p>62811768</text:p>
          </table:table-cell>
        </table:table-row>
        <table:table-row table:style-name="ro1">
          <table:table-cell office:value-type="float" office:value="3105585" calcext:value-type="float">
            <text:p>3105585</text:p>
          </table:table-cell>
          <table:table-cell office:value-type="float" office:value="53383344" calcext:value-type="float">
            <text:p>53383344</text:p>
          </table:table-cell>
        </table:table-row>
        <table:table-row table:style-name="ro1">
          <table:table-cell office:value-type="float" office:value="3209730" calcext:value-type="float">
            <text:p>3209730</text:p>
          </table:table-cell>
          <table:table-cell office:value-type="float" office:value="53799928" calcext:value-type="float">
            <text:p>53799928</text:p>
          </table:table-cell>
        </table:table-row>
        <table:table-row table:style-name="ro1">
          <table:table-cell office:value-type="float" office:value="5830897" calcext:value-type="float">
            <text:p>5830897</text:p>
          </table:table-cell>
          <table:table-cell office:value-type="float" office:value="64284592" calcext:value-type="float">
            <text:p>64284592</text:p>
          </table:table-cell>
        </table:table-row>
        <table:table-row table:style-name="ro1">
          <table:table-cell office:value-type="float" office:value="7293794" calcext:value-type="float">
            <text:p>7293794</text:p>
          </table:table-cell>
          <table:table-cell office:value-type="float" office:value="70136176" calcext:value-type="float">
            <text:p>70136176</text:p>
          </table:table-cell>
        </table:table-row>
        <table:table-row table:style-name="ro1">
          <table:table-cell office:value-type="float" office:value="9835625" calcext:value-type="float">
            <text:p>9835625</text:p>
          </table:table-cell>
          <table:table-cell office:value-type="float" office:value="79653392" calcext:value-type="float">
            <text:p>79653392</text:p>
          </table:table-cell>
        </table:table-row>
        <table:table-row table:style-name="ro1">
          <table:table-cell office:value-type="float" office:value="2132937" calcext:value-type="float">
            <text:p>2132937</text:p>
          </table:table-cell>
          <table:table-cell office:value-type="float" office:value="49492752" calcext:value-type="float">
            <text:p>49492752</text:p>
          </table:table-cell>
        </table:table-row>
        <table:table-row table:style-name="ro1">
          <table:table-cell office:value-type="float" office:value="7138314" calcext:value-type="float">
            <text:p>7138314</text:p>
          </table:table-cell>
          <table:table-cell office:value-type="float" office:value="69514264" calcext:value-type="float">
            <text:p>69514264</text:p>
          </table:table-cell>
        </table:table-row>
        <table:table-row table:style-name="ro1">
          <table:table-cell office:value-type="float" office:value="1900037" calcext:value-type="float">
            <text:p>1900037</text:p>
          </table:table-cell>
          <table:table-cell office:value-type="float" office:value="48561152" calcext:value-type="float">
            <text:p>48561152</text:p>
          </table:table-cell>
        </table:table-row>
        <table:table-row table:style-name="ro1">
          <table:table-cell office:value-type="float" office:value="9406616" calcext:value-type="float">
            <text:p>9406616</text:p>
          </table:table-cell>
          <table:table-cell office:value-type="float" office:value="77937360" calcext:value-type="float">
            <text:p>77937360</text:p>
          </table:table-cell>
        </table:table-row>
        <table:table-row table:style-name="ro1">
          <table:table-cell office:value-type="float" office:value="1810033" calcext:value-type="float">
            <text:p>1810033</text:p>
          </table:table-cell>
          <table:table-cell office:value-type="float" office:value="48201136" calcext:value-type="float">
            <text:p>48201136</text:p>
          </table:table-cell>
        </table:table-row>
        <table:table-row table:style-name="ro1">
          <table:table-cell office:value-type="float" office:value="3635643" calcext:value-type="float">
            <text:p>3635643</text:p>
          </table:table-cell>
          <table:table-cell office:value-type="float" office:value="55503576" calcext:value-type="float">
            <text:p>55503576</text:p>
          </table:table-cell>
        </table:table-row>
        <table:table-row table:style-name="ro1">
          <table:table-cell office:value-type="float" office:value="3411974" calcext:value-type="float">
            <text:p>3411974</text:p>
          </table:table-cell>
          <table:table-cell office:value-type="float" office:value="54608896" calcext:value-type="float">
            <text:p>54608896</text:p>
          </table:table-cell>
        </table:table-row>
        <table:table-row table:style-name="ro1">
          <table:table-cell office:value-type="float" office:value="1801003" calcext:value-type="float">
            <text:p>1801003</text:p>
          </table:table-cell>
          <table:table-cell office:value-type="float" office:value="48165016" calcext:value-type="float">
            <text:p>48165016</text:p>
          </table:table-cell>
        </table:table-row>
        <table:table-row table:style-name="ro1">
          <table:table-cell office:value-type="float" office:value="3501750" calcext:value-type="float">
            <text:p>3501750</text:p>
          </table:table-cell>
          <table:table-cell office:value-type="float" office:value="54968008" calcext:value-type="float">
            <text:p>54968008</text:p>
          </table:table-cell>
        </table:table-row>
        <table:table-row table:style-name="ro1">
          <table:table-cell office:value-type="float" office:value="7412048" calcext:value-type="float">
            <text:p>7412048</text:p>
          </table:table-cell>
          <table:table-cell office:value-type="float" office:value="70609200" calcext:value-type="float">
            <text:p>70609200</text:p>
          </table:table-cell>
        </table:table-row>
        <table:table-row table:style-name="ro1">
          <table:table-cell office:value-type="float" office:value="3746116" calcext:value-type="float">
            <text:p>3746116</text:p>
          </table:table-cell>
          <table:table-cell office:value-type="float" office:value="55945472" calcext:value-type="float">
            <text:p>55945472</text:p>
          </table:table-cell>
        </table:table-row>
        <table:table-row table:style-name="ro1">
          <table:table-cell office:value-type="float" office:value="8331949" calcext:value-type="float">
            <text:p>8331949</text:p>
          </table:table-cell>
          <table:table-cell office:value-type="float" office:value="73638688" calcext:value-type="float">
            <text:p>73638688</text:p>
          </table:table-cell>
        </table:table-row>
        <table:table-row table:style-name="ro1">
          <table:table-cell office:value-type="float" office:value="122244" calcext:value-type="float">
            <text:p>122244</text:p>
          </table:table-cell>
          <table:table-cell office:value-type="float" office:value="41449984" calcext:value-type="float">
            <text:p>41449984</text:p>
          </table:table-cell>
        </table:table-row>
        <table:table-row table:style-name="ro1">
          <table:table-cell office:value-type="float" office:value="420875" calcext:value-type="float">
            <text:p>420875</text:p>
          </table:table-cell>
          <table:table-cell office:value-type="float" office:value="42644504" calcext:value-type="float">
            <text:p>42644504</text:p>
          </table:table-cell>
        </table:table-row>
        <table:table-row table:style-name="ro1">
          <table:table-cell office:value-type="float" office:value="8200028" calcext:value-type="float">
            <text:p>8200028</text:p>
          </table:table-cell>
          <table:table-cell office:value-type="float" office:value="73111008" calcext:value-type="float">
            <text:p>73111008</text:p>
          </table:table-cell>
        </table:table-row>
        <table:table-row table:style-name="ro1">
          <table:table-cell office:value-type="float" office:value="9753249" calcext:value-type="float">
            <text:p>9753249</text:p>
          </table:table-cell>
          <table:table-cell office:value-type="float" office:value="79323888" calcext:value-type="float">
            <text:p>79323888</text:p>
          </table:table-cell>
        </table:table-row>
        <table:table-row table:style-name="ro1">
          <table:table-cell office:value-type="float" office:value="5017894" calcext:value-type="float">
            <text:p>5017894</text:p>
          </table:table-cell>
          <table:table-cell office:value-type="float" office:value="61032584" calcext:value-type="float">
            <text:p>61032584</text:p>
          </table:table-cell>
        </table:table-row>
        <table:table-row table:style-name="ro1">
          <table:table-cell office:value-type="float" office:value="2133488" calcext:value-type="float">
            <text:p>2133488</text:p>
          </table:table-cell>
          <table:table-cell office:value-type="float" office:value="49494960" calcext:value-type="float">
            <text:p>49494960</text:p>
          </table:table-cell>
        </table:table-row>
        <table:table-row table:style-name="ro1">
          <table:table-cell office:value-type="float" office:value="3273392" calcext:value-type="float">
            <text:p>3273392</text:p>
          </table:table-cell>
          <table:table-cell office:value-type="float" office:value="54054576" calcext:value-type="float">
            <text:p>54054576</text:p>
          </table:table-cell>
        </table:table-row>
        <table:table-row table:style-name="ro1">
          <table:table-cell office:value-type="float" office:value="8848961" calcext:value-type="float">
            <text:p>8848961</text:p>
          </table:table-cell>
          <table:table-cell office:value-type="float" office:value="75706728" calcext:value-type="float">
            <text:p>75706728</text:p>
          </table:table-cell>
        </table:table-row>
        <table:table-row table:style-name="ro1">
          <table:table-cell office:value-type="float" office:value="4408599" calcext:value-type="float">
            <text:p>4408599</text:p>
          </table:table-cell>
          <table:table-cell office:value-type="float" office:value="58595400" calcext:value-type="float">
            <text:p>58595400</text:p>
          </table:table-cell>
        </table:table-row>
        <table:table-row table:style-name="ro1">
          <table:table-cell office:value-type="float" office:value="5518252" calcext:value-type="float">
            <text:p>5518252</text:p>
          </table:table-cell>
          <table:table-cell office:value-type="float" office:value="63034016" calcext:value-type="float">
            <text:p>63034016</text:p>
          </table:table-cell>
        </table:table-row>
        <table:table-row table:style-name="ro1">
          <table:table-cell office:value-type="float" office:value="5864585" calcext:value-type="float">
            <text:p>5864585</text:p>
          </table:table-cell>
          <table:table-cell office:value-type="float" office:value="64419344" calcext:value-type="float">
            <text:p>64419344</text:p>
          </table:table-cell>
        </table:table-row>
        <table:table-row table:style-name="ro1">
          <table:table-cell office:value-type="float" office:value="4296965" calcext:value-type="float">
            <text:p>4296965</text:p>
          </table:table-cell>
          <table:table-cell office:value-type="float" office:value="58148864" calcext:value-type="float">
            <text:p>58148864</text:p>
          </table:table-cell>
        </table:table-row>
        <table:table-row table:style-name="ro1">
          <table:table-cell office:value-type="float" office:value="6532212" calcext:value-type="float">
            <text:p>6532212</text:p>
          </table:table-cell>
          <table:table-cell office:value-type="float" office:value="67089856" calcext:value-type="float">
            <text:p>67089856</text:p>
          </table:table-cell>
        </table:table-row>
        <table:table-row table:style-name="ro1">
          <table:table-cell office:value-type="float" office:value="5192227" calcext:value-type="float">
            <text:p>5192227</text:p>
          </table:table-cell>
          <table:table-cell office:value-type="float" office:value="61729912" calcext:value-type="float">
            <text:p>61729912</text:p>
          </table:table-cell>
        </table:table-row>
        <table:table-row table:style-name="ro1">
          <table:table-cell office:value-type="float" office:value="4008409" calcext:value-type="float">
            <text:p>4008409</text:p>
          </table:table-cell>
          <table:table-cell office:value-type="float" office:value="56994640" calcext:value-type="float">
            <text:p>56994640</text:p>
          </table:table-cell>
        </table:table-row>
        <table:table-row table:style-name="ro1">
          <table:table-cell office:value-type="float" office:value="3145918" calcext:value-type="float">
            <text:p>3145918</text:p>
          </table:table-cell>
          <table:table-cell office:value-type="float" office:value="53544680" calcext:value-type="float">
            <text:p>53544680</text:p>
          </table:table-cell>
        </table:table-row>
        <table:table-row table:style-name="ro1">
          <table:table-cell office:value-type="float" office:value="4225555" calcext:value-type="float">
            <text:p>4225555</text:p>
          </table:table-cell>
          <table:table-cell office:value-type="float" office:value="57863224" calcext:value-type="float">
            <text:p>57863224</text:p>
          </table:table-cell>
        </table:table-row>
        <table:table-row table:style-name="ro1">
          <table:table-cell office:value-type="float" office:value="5908885" calcext:value-type="float">
            <text:p>5908885</text:p>
          </table:table-cell>
          <table:table-cell office:value-type="float" office:value="64596544" calcext:value-type="float">
            <text:p>64596544</text:p>
          </table:table-cell>
        </table:table-row>
        <table:table-row table:style-name="ro1">
          <table:table-cell office:value-type="float" office:value="3696921" calcext:value-type="float">
            <text:p>3696921</text:p>
          </table:table-cell>
          <table:table-cell office:value-type="float" office:value="55748688" calcext:value-type="float">
            <text:p>55748688</text:p>
          </table:table-cell>
        </table:table-row>
        <table:table-row table:style-name="ro1">
          <table:table-cell office:value-type="float" office:value="5404233" calcext:value-type="float">
            <text:p>5404233</text:p>
          </table:table-cell>
          <table:table-cell office:value-type="float" office:value="62577936" calcext:value-type="float">
            <text:p>62577936</text:p>
          </table:table-cell>
        </table:table-row>
        <table:table-row table:style-name="ro1">
          <table:table-cell office:value-type="float" office:value="6502317" calcext:value-type="float">
            <text:p>6502317</text:p>
          </table:table-cell>
          <table:table-cell office:value-type="float" office:value="66970272" calcext:value-type="float">
            <text:p>66970272</text:p>
          </table:table-cell>
        </table:table-row>
        <table:table-row table:style-name="ro1">
          <table:table-cell office:value-type="float" office:value="3442796" calcext:value-type="float">
            <text:p>3442796</text:p>
          </table:table-cell>
          <table:table-cell office:value-type="float" office:value="54732192" calcext:value-type="float">
            <text:p>54732192</text:p>
          </table:table-cell>
        </table:table-row>
        <table:table-row table:style-name="ro1">
          <table:table-cell office:value-type="float" office:value="6123345" calcext:value-type="float">
            <text:p>6123345</text:p>
          </table:table-cell>
          <table:table-cell office:value-type="float" office:value="65454384" calcext:value-type="float">
            <text:p>65454384</text:p>
          </table:table-cell>
        </table:table-row>
        <table:table-row table:style-name="ro1">
          <table:table-cell office:value-type="float" office:value="9449453" calcext:value-type="float">
            <text:p>9449453</text:p>
          </table:table-cell>
          <table:table-cell office:value-type="float" office:value="78108704" calcext:value-type="float">
            <text:p>78108704</text:p>
          </table:table-cell>
        </table:table-row>
        <table:table-row table:style-name="ro1">
          <table:table-cell office:value-type="float" office:value="5798836" calcext:value-type="float">
            <text:p>5798836</text:p>
          </table:table-cell>
          <table:table-cell office:value-type="float" office:value="64156352" calcext:value-type="float">
            <text:p>64156352</text:p>
          </table:table-cell>
        </table:table-row>
        <table:table-row table:style-name="ro1">
          <table:table-cell office:value-type="float" office:value="2211620" calcext:value-type="float">
            <text:p>2211620</text:p>
          </table:table-cell>
          <table:table-cell office:value-type="float" office:value="49807488" calcext:value-type="float">
            <text:p>49807488</text:p>
          </table:table-cell>
        </table:table-row>
        <table:table-row table:style-name="ro1">
          <table:table-cell office:value-type="float" office:value="4552118" calcext:value-type="float">
            <text:p>4552118</text:p>
          </table:table-cell>
          <table:table-cell office:value-type="float" office:value="59169472" calcext:value-type="float">
            <text:p>59169472</text:p>
          </table:table-cell>
        </table:table-row>
        <table:table-row table:style-name="ro1">
          <table:table-cell office:value-type="float" office:value="2068952" calcext:value-type="float">
            <text:p>2068952</text:p>
          </table:table-cell>
          <table:table-cell office:value-type="float" office:value="49236816" calcext:value-type="float">
            <text:p>49236816</text:p>
          </table:table-cell>
        </table:table-row>
        <table:table-row table:style-name="ro1">
          <table:table-cell office:value-type="float" office:value="7962062" calcext:value-type="float">
            <text:p>7962062</text:p>
          </table:table-cell>
          <table:table-cell office:value-type="float" office:value="72809256" calcext:value-type="float">
            <text:p>72809256</text:p>
          </table:table-cell>
        </table:table-row>
        <table:table-row table:style-name="ro1">
          <table:table-cell office:value-type="float" office:value="3467607" calcext:value-type="float">
            <text:p>3467607</text:p>
          </table:table-cell>
          <table:table-cell office:value-type="float" office:value="54831432" calcext:value-type="float">
            <text:p>54831432</text:p>
          </table:table-cell>
        </table:table-row>
        <table:table-row table:style-name="ro1">
          <table:table-cell office:value-type="float" office:value="6428138" calcext:value-type="float">
            <text:p>6428138</text:p>
          </table:table-cell>
          <table:table-cell office:value-type="float" office:value="66673560" calcext:value-type="float">
            <text:p>66673560</text:p>
          </table:table-cell>
        </table:table-row>
        <table:table-row table:style-name="ro1">
          <table:table-cell office:value-type="float" office:value="5821489" calcext:value-type="float">
            <text:p>5821489</text:p>
          </table:table-cell>
          <table:table-cell office:value-type="float" office:value="64246960" calcext:value-type="float">
            <text:p>64246960</text:p>
          </table:table-cell>
        </table:table-row>
        <table:table-row table:style-name="ro1">
          <table:table-cell office:value-type="float" office:value="3034320" calcext:value-type="float">
            <text:p>3034320</text:p>
          </table:table-cell>
          <table:table-cell office:value-type="float" office:value="53098288" calcext:value-type="float">
            <text:p>53098288</text:p>
          </table:table-cell>
        </table:table-row>
        <table:table-row table:style-name="ro1">
          <table:table-cell office:value-type="float" office:value="9142371" calcext:value-type="float">
            <text:p>9142371</text:p>
          </table:table-cell>
          <table:table-cell office:value-type="float" office:value="76880376" calcext:value-type="float">
            <text:p>76880376</text:p>
          </table:table-cell>
        </table:table-row>
        <table:table-row table:style-name="ro1">
          <table:table-cell office:value-type="float" office:value="2854766" calcext:value-type="float">
            <text:p>2854766</text:p>
          </table:table-cell>
          <table:table-cell office:value-type="float" office:value="52380072" calcext:value-type="float">
            <text:p>52380072</text:p>
          </table:table-cell>
        </table:table-row>
        <table:table-row table:style-name="ro1">
          <table:table-cell office:value-type="float" office:value="5990873" calcext:value-type="float">
            <text:p>5990873</text:p>
          </table:table-cell>
          <table:table-cell office:value-type="float" office:value="64924496" calcext:value-type="float">
            <text:p>64924496</text:p>
          </table:table-cell>
        </table:table-row>
        <table:table-row table:style-name="ro1">
          <table:table-cell office:value-type="float" office:value="5614727" calcext:value-type="float">
            <text:p>5614727</text:p>
          </table:table-cell>
          <table:table-cell office:value-type="float" office:value="63419912" calcext:value-type="float">
            <text:p>63419912</text:p>
          </table:table-cell>
        </table:table-row>
        <table:table-row table:style-name="ro1">
          <table:table-cell office:value-type="float" office:value="6159163" calcext:value-type="float">
            <text:p>6159163</text:p>
          </table:table-cell>
          <table:table-cell office:value-type="float" office:value="65597656" calcext:value-type="float">
            <text:p>65597656</text:p>
          </table:table-cell>
        </table:table-row>
        <table:table-row table:style-name="ro1">
          <table:table-cell office:value-type="float" office:value="9408388" calcext:value-type="float">
            <text:p>9408388</text:p>
          </table:table-cell>
          <table:table-cell office:value-type="float" office:value="77944440" calcext:value-type="float">
            <text:p>77944440</text:p>
          </table:table-cell>
        </table:table-row>
        <table:table-row table:style-name="ro1">
          <table:table-cell office:value-type="float" office:value="2739779" calcext:value-type="float">
            <text:p>2739779</text:p>
          </table:table-cell>
          <table:table-cell office:value-type="float" office:value="51920120" calcext:value-type="float">
            <text:p>51920120</text:p>
          </table:table-cell>
        </table:table-row>
        <table:table-row table:style-name="ro1">
          <table:table-cell office:value-type="float" office:value="3582848" calcext:value-type="float">
            <text:p>3582848</text:p>
          </table:table-cell>
          <table:table-cell office:value-type="float" office:value="55292400" calcext:value-type="float">
            <text:p>55292400</text:p>
          </table:table-cell>
        </table:table-row>
        <table:table-row table:style-name="ro1">
          <table:table-cell office:value-type="float" office:value="3684168" calcext:value-type="float">
            <text:p>3684168</text:p>
          </table:table-cell>
          <table:table-cell office:value-type="float" office:value="55697680" calcext:value-type="float">
            <text:p>55697680</text:p>
          </table:table-cell>
        </table:table-row>
        <table:table-row table:style-name="ro1">
          <table:table-cell office:value-type="float" office:value="8197999" calcext:value-type="float">
            <text:p>8197999</text:p>
          </table:table-cell>
          <table:table-cell office:value-type="float" office:value="73102888" calcext:value-type="float">
            <text:p>73102888</text:p>
          </table:table-cell>
        </table:table-row>
        <table:table-row table:style-name="ro1">
          <table:table-cell office:value-type="float" office:value="9308397" calcext:value-type="float">
            <text:p>9308397</text:p>
          </table:table-cell>
          <table:table-cell office:value-type="float" office:value="77544480" calcext:value-type="float">
            <text:p>77544480</text:p>
          </table:table-cell>
        </table:table-row>
        <table:table-row table:style-name="ro1">
          <table:table-cell office:value-type="float" office:value="3275386" calcext:value-type="float">
            <text:p>3275386</text:p>
          </table:table-cell>
          <table:table-cell office:value-type="float" office:value="54062552" calcext:value-type="float">
            <text:p>54062552</text:p>
          </table:table-cell>
        </table:table-row>
        <table:table-row table:style-name="ro1">
          <table:table-cell office:value-type="float" office:value="9443194" calcext:value-type="float">
            <text:p>9443194</text:p>
          </table:table-cell>
          <table:table-cell office:value-type="float" office:value="78083656" calcext:value-type="float">
            <text:p>78083656</text:p>
          </table:table-cell>
        </table:table-row>
        <table:table-row table:style-name="ro1">
          <table:table-cell office:value-type="float" office:value="9778989" calcext:value-type="float">
            <text:p>9778989</text:p>
          </table:table-cell>
          <table:table-cell office:value-type="float" office:value="79426840" calcext:value-type="float">
            <text:p>79426840</text:p>
          </table:table-cell>
        </table:table-row>
        <table:table-row table:style-name="ro1">
          <table:table-cell office:value-type="float" office:value="5317115" calcext:value-type="float">
            <text:p>5317115</text:p>
          </table:table-cell>
          <table:table-cell office:value-type="float" office:value="62229464" calcext:value-type="float">
            <text:p>62229464</text:p>
          </table:table-cell>
        </table:table-row>
        <table:table-row table:style-name="ro1">
          <table:table-cell office:value-type="float" office:value="3574650" calcext:value-type="float">
            <text:p>3574650</text:p>
          </table:table-cell>
          <table:table-cell office:value-type="float" office:value="55259608" calcext:value-type="float">
            <text:p>55259608</text:p>
          </table:table-cell>
        </table:table-row>
        <table:table-row table:style-name="ro1">
          <table:table-cell office:value-type="float" office:value="8105326" calcext:value-type="float">
            <text:p>8105326</text:p>
          </table:table-cell>
          <table:table-cell office:value-type="float" office:value="72816728" calcext:value-type="float">
            <text:p>72816728</text:p>
          </table:table-cell>
        </table:table-row>
        <table:table-row table:style-name="ro1">
          <table:table-cell office:value-type="float" office:value="5200975" calcext:value-type="float">
            <text:p>5200975</text:p>
          </table:table-cell>
          <table:table-cell office:value-type="float" office:value="62415040" calcext:value-type="float">
            <text:p>62415040</text:p>
          </table:table-cell>
        </table:table-row>
        <table:table-row table:style-name="ro1">
          <table:table-cell office:value-type="float" office:value="2332398" calcext:value-type="float">
            <text:p>2332398</text:p>
          </table:table-cell>
          <table:table-cell office:value-type="float" office:value="50290808" calcext:value-type="float">
            <text:p>50290808</text:p>
          </table:table-cell>
        </table:table-row>
        <table:table-row table:style-name="ro1">
          <table:table-cell office:value-type="float" office:value="7123579" calcext:value-type="float">
            <text:p>7123579</text:p>
          </table:table-cell>
          <table:table-cell office:value-type="float" office:value="69455528" calcext:value-type="float">
            <text:p>69455528</text:p>
          </table:table-cell>
        </table:table-row>
        <table:table-row table:style-name="ro1">
          <table:table-cell office:value-type="float" office:value="889918" calcext:value-type="float">
            <text:p>889918</text:p>
          </table:table-cell>
          <table:table-cell office:value-type="float" office:value="44520888" calcext:value-type="float">
            <text:p>44520888</text:p>
          </table:table-cell>
        </table:table-row>
        <table:table-row table:style-name="ro1">
          <table:table-cell office:value-type="float" office:value="4587653" calcext:value-type="float">
            <text:p>4587653</text:p>
          </table:table-cell>
          <table:table-cell office:value-type="float" office:value="59311824" calcext:value-type="float">
            <text:p>59311824</text:p>
          </table:table-cell>
        </table:table-row>
        <table:table-row table:style-name="ro1">
          <table:table-cell office:value-type="float" office:value="8530181" calcext:value-type="float">
            <text:p>8530181</text:p>
          </table:table-cell>
          <table:table-cell office:value-type="float" office:value="74431824" calcext:value-type="float">
            <text:p>74431824</text:p>
          </table:table-cell>
        </table:table-row>
        <table:table-row table:style-name="ro1">
          <table:table-cell office:value-type="float" office:value="8206915" calcext:value-type="float">
            <text:p>8206915</text:p>
          </table:table-cell>
          <table:table-cell office:value-type="float" office:value="73138760" calcext:value-type="float">
            <text:p>73138760</text:p>
          </table:table-cell>
        </table:table-row>
        <table:table-row table:style-name="ro1">
          <table:table-cell office:value-type="float" office:value="5558496" calcext:value-type="float">
            <text:p>5558496</text:p>
          </table:table-cell>
          <table:table-cell office:value-type="float" office:value="63520280" calcext:value-type="float">
            <text:p>63520280</text:p>
          </table:table-cell>
        </table:table-row>
        <table:table-row table:style-name="ro1">
          <table:table-cell office:value-type="float" office:value="396221" calcext:value-type="float">
            <text:p>396221</text:p>
          </table:table-cell>
          <table:table-cell office:value-type="float" office:value="42546168" calcext:value-type="float">
            <text:p>42546168</text:p>
          </table:table-cell>
        </table:table-row>
        <table:table-row table:style-name="ro1">
          <table:table-cell office:value-type="float" office:value="6896688" calcext:value-type="float">
            <text:p>6896688</text:p>
          </table:table-cell>
          <table:table-cell office:value-type="float" office:value="68548040" calcext:value-type="float">
            <text:p>68548040</text:p>
          </table:table-cell>
        </table:table-row>
        <table:table-row table:style-name="ro1">
          <table:table-cell office:value-type="float" office:value="8129489" calcext:value-type="float">
            <text:p>8129489</text:p>
          </table:table-cell>
          <table:table-cell office:value-type="float" office:value="72829128" calcext:value-type="float">
            <text:p>72829128</text:p>
          </table:table-cell>
        </table:table-row>
        <table:table-row table:style-name="ro1">
          <table:table-cell office:value-type="float" office:value="1470907" calcext:value-type="float">
            <text:p>1470907</text:p>
          </table:table-cell>
          <table:table-cell office:value-type="float" office:value="46844912" calcext:value-type="float">
            <text:p>46844912</text:p>
          </table:table-cell>
        </table:table-row>
        <table:table-row table:style-name="ro1">
          <table:table-cell office:value-type="float" office:value="7991654" calcext:value-type="float">
            <text:p>7991654</text:p>
          </table:table-cell>
          <table:table-cell office:value-type="float" office:value="72817008" calcext:value-type="float">
            <text:p>72817008</text:p>
          </table:table-cell>
        </table:table-row>
        <table:table-row table:style-name="ro1">
          <table:table-cell office:value-type="float" office:value="7151021" calcext:value-type="float">
            <text:p>7151021</text:p>
          </table:table-cell>
          <table:table-cell office:value-type="float" office:value="69565360" calcext:value-type="float">
            <text:p>69565360</text:p>
          </table:table-cell>
        </table:table-row>
        <table:table-row table:style-name="ro1">
          <table:table-cell office:value-type="float" office:value="6045043" calcext:value-type="float">
            <text:p>6045043</text:p>
          </table:table-cell>
          <table:table-cell office:value-type="float" office:value="65141456" calcext:value-type="float">
            <text:p>65141456</text:p>
          </table:table-cell>
        </table:table-row>
        <table:table-row table:style-name="ro1">
          <table:table-cell office:value-type="float" office:value="4198220" calcext:value-type="float">
            <text:p>4198220</text:p>
          </table:table-cell>
          <table:table-cell office:value-type="float" office:value="57754168" calcext:value-type="float">
            <text:p>57754168</text:p>
          </table:table-cell>
        </table:table-row>
        <table:table-row table:style-name="ro1">
          <table:table-cell office:value-type="float" office:value="1403857" calcext:value-type="float">
            <text:p>1403857</text:p>
          </table:table-cell>
          <table:table-cell office:value-type="float" office:value="46576712" calcext:value-type="float">
            <text:p>46576712</text:p>
          </table:table-cell>
        </table:table-row>
        <table:table-row table:style-name="ro1">
          <table:table-cell office:value-type="float" office:value="2406594" calcext:value-type="float">
            <text:p>2406594</text:p>
          </table:table-cell>
          <table:table-cell office:value-type="float" office:value="50587664" calcext:value-type="float">
            <text:p>50587664</text:p>
          </table:table-cell>
        </table:table-row>
        <table:table-row table:style-name="ro1">
          <table:table-cell office:value-type="float" office:value="9594100" calcext:value-type="float">
            <text:p>9594100</text:p>
          </table:table-cell>
          <table:table-cell office:value-type="float" office:value="78687576" calcext:value-type="float">
            <text:p>78687576</text:p>
          </table:table-cell>
        </table:table-row>
        <table:table-row table:style-name="ro1">
          <table:table-cell office:value-type="float" office:value="7778802" calcext:value-type="float">
            <text:p>7778802</text:p>
          </table:table-cell>
          <table:table-cell office:value-type="float" office:value="72076496" calcext:value-type="float">
            <text:p>72076496</text:p>
          </table:table-cell>
        </table:table-row>
        <table:table-row table:style-name="ro1">
          <table:table-cell office:value-type="float" office:value="2256817" calcext:value-type="float">
            <text:p>2256817</text:p>
          </table:table-cell>
          <table:table-cell office:value-type="float" office:value="49988552" calcext:value-type="float">
            <text:p>49988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4:35:25.104973417</dc:date>
    <meta:document-statistic meta:table-count="1" meta:cell-count="2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76cm" svg:height="13.76cm" xlink:href=".." xlink:type="simple" chart:class="chart:scatter" chart:style-name="ch1">
        <chart:title svg:x="8.329cm" svg:y="0.411cm" chart:style-name="ch2">
          <text:p>Memory usage depending on max elem</text:p>
        </chart:title>
        <chart:subtitle svg:x="9.85cm" svg:y="1.491cm" chart:style-name="ch3">
          <text:p>with array size of 10000000</text:p>
        </chart:subtitle>
        <chart:plot-area chart:style-name="ch4" table:cell-range-address="Sheet1.A1:Sheet1.B100" svg:x="1.502cm" svg:y="2.475cm" svg:width="22.583cm" svg:height="10.029cm">
          <chartooo:coordinate-region svg:x="3.235cm" svg:y="2.674cm" svg:width="20.107cm" svg:height="9.183cm"/>
          <chart:axis chart:dimension="x" chart:name="primary-x" chart:style-name="ch5">
            <chart:title svg:x="12.035cm" svg:y="12.779cm" chart:style-name="ch6">
              <text:p>Max elem</text:p>
            </chart:title>
          </chart:axis>
          <chart:axis chart:dimension="y" chart:name="primary-y" chart:style-name="ch5">
            <chart:title svg:x="0.451cm" svg:y="9.081cm" chart:style-name="ch7">
              <text:p>Memory usage, bytes</text:p>
            </chart:title>
            <chart:grid chart:style-name="ch8" chart:class="major"/>
          </chart:axis>
          <chart:series chart:style-name="ch9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4198">
                <text:p>544198</text:p>
                <draw:g>
                  <svg:desc>Sheet1.A1:Sheet1.A100</svg:desc>
                </draw:g>
              </table:table-cell>
              <table:table-cell office:value-type="float" office:value="43139312">
                <text:p>43139312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4782">
                <text:p>2224782</text:p>
              </table:table-cell>
              <table:table-cell office:value-type="float" office:value="50511576">
                <text:p>50511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34683">
                <text:p>8934683</text:p>
              </table:table-cell>
              <table:table-cell office:value-type="float" office:value="76049624">
                <text:p>76049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9170">
                <text:p>1209170</text:p>
              </table:table-cell>
              <table:table-cell office:value-type="float" office:value="45797688">
                <text:p>45797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60">
                <text:p>42360</text:p>
              </table:table-cell>
              <table:table-cell office:value-type="float" office:value="41130448">
                <text:p>41130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7667">
                <text:p>3167667</text:p>
              </table:table-cell>
              <table:table-cell office:value-type="float" office:value="53631672">
                <text:p>5363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1114">
                <text:p>3031114</text:p>
              </table:table-cell>
              <table:table-cell office:value-type="float" office:value="53085464">
                <text:p>53085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1672">
                <text:p>9981672</text:p>
              </table:table-cell>
              <table:table-cell office:value-type="float" office:value="80237568">
                <text:p>80237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17054">
                <text:p>7217054</text:p>
              </table:table-cell>
              <table:table-cell office:value-type="float" office:value="69829216">
                <text:p>69829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82393">
                <text:p>4182393</text:p>
              </table:table-cell>
              <table:table-cell office:value-type="float" office:value="57690576">
                <text:p>57690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54927">
                <text:p>3154927</text:p>
              </table:table-cell>
              <table:table-cell office:value-type="float" office:value="53580712">
                <text:p>53580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62691">
                <text:p>5462691</text:p>
              </table:table-cell>
              <table:table-cell office:value-type="float" office:value="62811768">
                <text:p>62811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5585">
                <text:p>3105585</text:p>
              </table:table-cell>
              <table:table-cell office:value-type="float" office:value="53383344">
                <text:p>53383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9730">
                <text:p>3209730</text:p>
              </table:table-cell>
              <table:table-cell office:value-type="float" office:value="53799928">
                <text:p>53799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30897">
                <text:p>5830897</text:p>
              </table:table-cell>
              <table:table-cell office:value-type="float" office:value="64284592">
                <text:p>64284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93794">
                <text:p>7293794</text:p>
              </table:table-cell>
              <table:table-cell office:value-type="float" office:value="70136176">
                <text:p>70136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35625">
                <text:p>9835625</text:p>
              </table:table-cell>
              <table:table-cell office:value-type="float" office:value="79653392">
                <text:p>79653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32937">
                <text:p>2132937</text:p>
              </table:table-cell>
              <table:table-cell office:value-type="float" office:value="49492752">
                <text:p>494927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8314">
                <text:p>7138314</text:p>
              </table:table-cell>
              <table:table-cell office:value-type="float" office:value="69514264">
                <text:p>69514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37">
                <text:p>1900037</text:p>
              </table:table-cell>
              <table:table-cell office:value-type="float" office:value="48561152">
                <text:p>48561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06616">
                <text:p>9406616</text:p>
              </table:table-cell>
              <table:table-cell office:value-type="float" office:value="77937360">
                <text:p>779373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10033">
                <text:p>1810033</text:p>
              </table:table-cell>
              <table:table-cell office:value-type="float" office:value="48201136">
                <text:p>48201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35643">
                <text:p>3635643</text:p>
              </table:table-cell>
              <table:table-cell office:value-type="float" office:value="55503576">
                <text:p>55503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11974">
                <text:p>3411974</text:p>
              </table:table-cell>
              <table:table-cell office:value-type="float" office:value="54608896">
                <text:p>54608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01003">
                <text:p>1801003</text:p>
              </table:table-cell>
              <table:table-cell office:value-type="float" office:value="48165016">
                <text:p>48165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1750">
                <text:p>3501750</text:p>
              </table:table-cell>
              <table:table-cell office:value-type="float" office:value="54968008">
                <text:p>54968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12048">
                <text:p>7412048</text:p>
              </table:table-cell>
              <table:table-cell office:value-type="float" office:value="70609200">
                <text:p>70609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46116">
                <text:p>3746116</text:p>
              </table:table-cell>
              <table:table-cell office:value-type="float" office:value="55945472">
                <text:p>55945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31949">
                <text:p>8331949</text:p>
              </table:table-cell>
              <table:table-cell office:value-type="float" office:value="73638688">
                <text:p>73638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244">
                <text:p>122244</text:p>
              </table:table-cell>
              <table:table-cell office:value-type="float" office:value="41449984">
                <text:p>414499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0875">
                <text:p>420875</text:p>
              </table:table-cell>
              <table:table-cell office:value-type="float" office:value="42644504">
                <text:p>42644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00028">
                <text:p>8200028</text:p>
              </table:table-cell>
              <table:table-cell office:value-type="float" office:value="73111008">
                <text:p>73111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53249">
                <text:p>9753249</text:p>
              </table:table-cell>
              <table:table-cell office:value-type="float" office:value="79323888">
                <text:p>79323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17894">
                <text:p>5017894</text:p>
              </table:table-cell>
              <table:table-cell office:value-type="float" office:value="61032584">
                <text:p>61032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33488">
                <text:p>2133488</text:p>
              </table:table-cell>
              <table:table-cell office:value-type="float" office:value="49494960">
                <text:p>49494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73392">
                <text:p>3273392</text:p>
              </table:table-cell>
              <table:table-cell office:value-type="float" office:value="54054576">
                <text:p>54054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48961">
                <text:p>8848961</text:p>
              </table:table-cell>
              <table:table-cell office:value-type="float" office:value="75706728">
                <text:p>757067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08599">
                <text:p>4408599</text:p>
              </table:table-cell>
              <table:table-cell office:value-type="float" office:value="58595400">
                <text:p>58595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18252">
                <text:p>5518252</text:p>
              </table:table-cell>
              <table:table-cell office:value-type="float" office:value="63034016">
                <text:p>63034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64585">
                <text:p>5864585</text:p>
              </table:table-cell>
              <table:table-cell office:value-type="float" office:value="64419344">
                <text:p>64419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6965">
                <text:p>4296965</text:p>
              </table:table-cell>
              <table:table-cell office:value-type="float" office:value="58148864">
                <text:p>58148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32212">
                <text:p>6532212</text:p>
              </table:table-cell>
              <table:table-cell office:value-type="float" office:value="67089856">
                <text:p>6708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92227">
                <text:p>5192227</text:p>
              </table:table-cell>
              <table:table-cell office:value-type="float" office:value="61729912">
                <text:p>61729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8409">
                <text:p>4008409</text:p>
              </table:table-cell>
              <table:table-cell office:value-type="float" office:value="56994640">
                <text:p>569946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45918">
                <text:p>3145918</text:p>
              </table:table-cell>
              <table:table-cell office:value-type="float" office:value="53544680">
                <text:p>53544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25555">
                <text:p>4225555</text:p>
              </table:table-cell>
              <table:table-cell office:value-type="float" office:value="57863224">
                <text:p>578632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08885">
                <text:p>5908885</text:p>
              </table:table-cell>
              <table:table-cell office:value-type="float" office:value="64596544">
                <text:p>64596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96921">
                <text:p>3696921</text:p>
              </table:table-cell>
              <table:table-cell office:value-type="float" office:value="55748688">
                <text:p>5574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04233">
                <text:p>5404233</text:p>
              </table:table-cell>
              <table:table-cell office:value-type="float" office:value="62577936">
                <text:p>625779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02317">
                <text:p>6502317</text:p>
              </table:table-cell>
              <table:table-cell office:value-type="float" office:value="66970272">
                <text:p>66970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2796">
                <text:p>3442796</text:p>
              </table:table-cell>
              <table:table-cell office:value-type="float" office:value="54732192">
                <text:p>54732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23345">
                <text:p>6123345</text:p>
              </table:table-cell>
              <table:table-cell office:value-type="float" office:value="65454384">
                <text:p>65454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49453">
                <text:p>9449453</text:p>
              </table:table-cell>
              <table:table-cell office:value-type="float" office:value="78108704">
                <text:p>78108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98836">
                <text:p>5798836</text:p>
              </table:table-cell>
              <table:table-cell office:value-type="float" office:value="64156352">
                <text:p>64156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11620">
                <text:p>2211620</text:p>
              </table:table-cell>
              <table:table-cell office:value-type="float" office:value="49807488">
                <text:p>49807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52118">
                <text:p>4552118</text:p>
              </table:table-cell>
              <table:table-cell office:value-type="float" office:value="59169472">
                <text:p>591694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8952">
                <text:p>2068952</text:p>
              </table:table-cell>
              <table:table-cell office:value-type="float" office:value="49236816">
                <text:p>49236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62062">
                <text:p>7962062</text:p>
              </table:table-cell>
              <table:table-cell office:value-type="float" office:value="72809256">
                <text:p>72809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67607">
                <text:p>3467607</text:p>
              </table:table-cell>
              <table:table-cell office:value-type="float" office:value="54831432">
                <text:p>548314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28138">
                <text:p>6428138</text:p>
              </table:table-cell>
              <table:table-cell office:value-type="float" office:value="66673560">
                <text:p>666735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21489">
                <text:p>5821489</text:p>
              </table:table-cell>
              <table:table-cell office:value-type="float" office:value="64246960">
                <text:p>64246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34320">
                <text:p>3034320</text:p>
              </table:table-cell>
              <table:table-cell office:value-type="float" office:value="53098288">
                <text:p>53098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42371">
                <text:p>9142371</text:p>
              </table:table-cell>
              <table:table-cell office:value-type="float" office:value="76880376">
                <text:p>76880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54766">
                <text:p>2854766</text:p>
              </table:table-cell>
              <table:table-cell office:value-type="float" office:value="52380072">
                <text:p>52380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0873">
                <text:p>5990873</text:p>
              </table:table-cell>
              <table:table-cell office:value-type="float" office:value="64924496">
                <text:p>64924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14727">
                <text:p>5614727</text:p>
              </table:table-cell>
              <table:table-cell office:value-type="float" office:value="63419912">
                <text:p>63419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59163">
                <text:p>6159163</text:p>
              </table:table-cell>
              <table:table-cell office:value-type="float" office:value="65597656">
                <text:p>65597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08388">
                <text:p>9408388</text:p>
              </table:table-cell>
              <table:table-cell office:value-type="float" office:value="77944440">
                <text:p>779444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9779">
                <text:p>2739779</text:p>
              </table:table-cell>
              <table:table-cell office:value-type="float" office:value="51920120">
                <text:p>51920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82848">
                <text:p>3582848</text:p>
              </table:table-cell>
              <table:table-cell office:value-type="float" office:value="55292400">
                <text:p>55292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84168">
                <text:p>3684168</text:p>
              </table:table-cell>
              <table:table-cell office:value-type="float" office:value="55697680">
                <text:p>55697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97999">
                <text:p>8197999</text:p>
              </table:table-cell>
              <table:table-cell office:value-type="float" office:value="73102888">
                <text:p>73102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08397">
                <text:p>9308397</text:p>
              </table:table-cell>
              <table:table-cell office:value-type="float" office:value="77544480">
                <text:p>775444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75386">
                <text:p>3275386</text:p>
              </table:table-cell>
              <table:table-cell office:value-type="float" office:value="54062552">
                <text:p>54062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43194">
                <text:p>9443194</text:p>
              </table:table-cell>
              <table:table-cell office:value-type="float" office:value="78083656">
                <text:p>780836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78989">
                <text:p>9778989</text:p>
              </table:table-cell>
              <table:table-cell office:value-type="float" office:value="79426840">
                <text:p>794268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17115">
                <text:p>5317115</text:p>
              </table:table-cell>
              <table:table-cell office:value-type="float" office:value="62229464">
                <text:p>62229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4650">
                <text:p>3574650</text:p>
              </table:table-cell>
              <table:table-cell office:value-type="float" office:value="55259608">
                <text:p>55259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05326">
                <text:p>8105326</text:p>
              </table:table-cell>
              <table:table-cell office:value-type="float" office:value="72816728">
                <text:p>72816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00975">
                <text:p>5200975</text:p>
              </table:table-cell>
              <table:table-cell office:value-type="float" office:value="62415040">
                <text:p>624150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32398">
                <text:p>2332398</text:p>
              </table:table-cell>
              <table:table-cell office:value-type="float" office:value="50290808">
                <text:p>50290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23579">
                <text:p>7123579</text:p>
              </table:table-cell>
              <table:table-cell office:value-type="float" office:value="69455528">
                <text:p>69455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9918">
                <text:p>889918</text:p>
              </table:table-cell>
              <table:table-cell office:value-type="float" office:value="44520888">
                <text:p>445208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7653">
                <text:p>4587653</text:p>
              </table:table-cell>
              <table:table-cell office:value-type="float" office:value="59311824">
                <text:p>59311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0181">
                <text:p>8530181</text:p>
              </table:table-cell>
              <table:table-cell office:value-type="float" office:value="74431824">
                <text:p>74431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06915">
                <text:p>8206915</text:p>
              </table:table-cell>
              <table:table-cell office:value-type="float" office:value="73138760">
                <text:p>731387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58496">
                <text:p>5558496</text:p>
              </table:table-cell>
              <table:table-cell office:value-type="float" office:value="63520280">
                <text:p>63520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6221">
                <text:p>396221</text:p>
              </table:table-cell>
              <table:table-cell office:value-type="float" office:value="42546168">
                <text:p>42546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6688">
                <text:p>6896688</text:p>
              </table:table-cell>
              <table:table-cell office:value-type="float" office:value="68548040">
                <text:p>685480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29489">
                <text:p>8129489</text:p>
              </table:table-cell>
              <table:table-cell office:value-type="float" office:value="72829128">
                <text:p>72829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0907">
                <text:p>1470907</text:p>
              </table:table-cell>
              <table:table-cell office:value-type="float" office:value="46844912">
                <text:p>468449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91654">
                <text:p>7991654</text:p>
              </table:table-cell>
              <table:table-cell office:value-type="float" office:value="72817008">
                <text:p>72817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51021">
                <text:p>7151021</text:p>
              </table:table-cell>
              <table:table-cell office:value-type="float" office:value="69565360">
                <text:p>695653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45043">
                <text:p>6045043</text:p>
              </table:table-cell>
              <table:table-cell office:value-type="float" office:value="65141456">
                <text:p>65141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8220">
                <text:p>4198220</text:p>
              </table:table-cell>
              <table:table-cell office:value-type="float" office:value="57754168">
                <text:p>57754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03857">
                <text:p>1403857</text:p>
              </table:table-cell>
              <table:table-cell office:value-type="float" office:value="46576712">
                <text:p>46576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6594">
                <text:p>2406594</text:p>
              </table:table-cell>
              <table:table-cell office:value-type="float" office:value="50587664">
                <text:p>505876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94100">
                <text:p>9594100</text:p>
              </table:table-cell>
              <table:table-cell office:value-type="float" office:value="78687576">
                <text:p>78687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78802">
                <text:p>7778802</text:p>
              </table:table-cell>
              <table:table-cell office:value-type="float" office:value="72076496">
                <text:p>720764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6817">
                <text:p>2256817</text:p>
              </table:table-cell>
              <table:table-cell office:value-type="float" office:value="49988552">
                <text:p>49988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